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6af3" officeooo:paragraph-rsid="00046af3"/>
    </style:style>
    <style:style style:name="P2" style:family="paragraph" style:parent-style-name="Standard">
      <style:text-properties fo:font-weight="bold" officeooo:rsid="00046af3" officeooo:paragraph-rsid="00046af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6af3" officeooo:paragraph-rsid="00046af3"/>
    </style:style>
    <style:style style:name="P4" style:family="paragraph" style:parent-style-name="Standard">
      <style:text-properties style:text-underline-style="solid" style:text-underline-width="auto" style:text-underline-color="font-color" officeooo:rsid="00046af3" officeooo:paragraph-rsid="001e2e7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a1cb" officeooo:paragraph-rsid="001e2e7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55f09" officeooo:paragraph-rsid="00255f0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d7b2b" officeooo:paragraph-rsid="001e2e74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officeooo:rsid="001fb528" officeooo:paragraph-rsid="001fb528"/>
    </style:style>
    <style:style style:name="P9" style:family="paragraph" style:parent-style-name="Standard">
      <style:text-properties style:text-underline-style="solid" style:text-underline-width="auto" style:text-underline-color="font-color" officeooo:rsid="004023ff" officeooo:paragraph-rsid="004d72e1"/>
    </style:style>
    <style:style style:name="P10" style:family="paragraph" style:parent-style-name="Standard">
      <style:text-properties style:text-underline-style="none" officeooo:rsid="00046af3" officeooo:paragraph-rsid="00046af3"/>
    </style:style>
    <style:style style:name="P11" style:family="paragraph" style:parent-style-name="Standard">
      <style:text-properties officeooo:rsid="0007be4d" officeooo:paragraph-rsid="0007be4d"/>
    </style:style>
    <style:style style:name="P12" style:family="paragraph" style:parent-style-name="Standard">
      <style:text-properties officeooo:rsid="00097284" officeooo:paragraph-rsid="00097284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7be4d" officeooo:paragraph-rsid="000d7b2b" style:font-style-asian="italic" style:font-style-complex="italic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16d689" officeooo:paragraph-rsid="0016d68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ize="10pt" fo:font-style="italic" style:text-underline-style="solid" style:text-underline-width="auto" style:text-underline-color="font-color" fo:font-weight="bold" officeooo:rsid="00129bc0" officeooo:paragraph-rsid="001fb528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 style:list-style-name="L1">
      <style:text-properties fo:font-size="12pt" fo:font-style="normal" style:text-underline-style="none" fo:font-weight="bold" officeooo:rsid="002a1334" officeooo:paragraph-rsid="002a1334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1">
      <style:text-properties fo:font-size="12pt" fo:font-style="normal" style:text-underline-style="none" fo:font-weight="bold" officeooo:rsid="0031e755" officeooo:paragraph-rsid="0031e755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text-properties fo:font-size="12pt" fo:font-style="normal" style:text-underline-style="none" fo:font-weight="bold" officeooo:rsid="00338b46" officeooo:paragraph-rsid="00338b46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1">
      <style:text-properties fo:font-size="12pt" fo:font-style="normal" style:text-underline-style="none" fo:font-weight="bold" officeooo:rsid="00345da4" officeooo:paragraph-rsid="00345da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font-size="12pt" fo:font-style="normal" style:text-underline-style="none" fo:font-weight="bold" officeooo:rsid="0036bfef" officeooo:paragraph-rsid="0036bfef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font-size="12pt" fo:font-style="normal" style:text-underline-style="none" fo:font-weight="bold" officeooo:rsid="004190ee" officeooo:paragraph-rsid="004190ee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font-size="12pt" fo:font-style="normal" style:text-underline-style="none" fo:font-weight="bold" officeooo:rsid="004248c2" officeooo:paragraph-rsid="004248c2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text-properties fo:font-size="12pt" fo:font-style="normal" style:text-underline-style="none" fo:font-weight="bold" officeooo:rsid="00436711" officeooo:paragraph-rsid="00436711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text-properties fo:font-size="12pt" fo:font-style="normal" style:text-underline-style="none" fo:font-weight="bold" officeooo:rsid="004642dd" officeooo:paragraph-rsid="004642dd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text-properties fo:font-size="12pt" fo:font-style="normal" style:text-underline-style="none" fo:font-weight="bold" officeooo:rsid="0048fa44" officeooo:paragraph-rsid="0048fa44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font-size="12pt" fo:font-style="normal" style:text-underline-style="none" fo:font-weight="bold" officeooo:rsid="0048fa44" officeooo:paragraph-rsid="0048fa44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fo:font-size="12pt" fo:font-style="normal" style:text-underline-style="none" fo:font-weight="bold" officeooo:rsid="00539805" officeooo:paragraph-rsid="00539805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fo:font-size="12pt" fo:font-style="normal" style:text-underline-style="none" fo:font-weight="bold" officeooo:rsid="0056f26e" officeooo:paragraph-rsid="0056f26e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officeooo:rsid="002bf772" officeooo:paragraph-rsid="002bf772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7be4d" officeooo:paragraph-rsid="001e2e74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c79e0" officeooo:paragraph-rsid="001e2e74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d6710" officeooo:paragraph-rsid="001e2e74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6a1cb" officeooo:paragraph-rsid="001e2e74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f4ebf" officeooo:paragraph-rsid="001e2e74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fo:font-weight="bold" officeooo:rsid="0007be4d" officeooo:paragraph-rsid="001e2e74" style:font-weight-asian="bold" style:font-weight-complex="bold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c79e0" officeooo:paragraph-rsid="001e2e74" style:font-style-asian="italic" style:font-style-complex="italic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7be4d" officeooo:paragraph-rsid="001e2e74" style:font-style-asian="italic" style:font-style-complex="italic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12d72" officeooo:paragraph-rsid="001e2e74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537c7" officeooo:paragraph-rsid="001e2e74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solid" style:text-underline-width="auto" style:text-underline-color="font-color" fo:font-weight="bold" officeooo:rsid="00129bc0" officeooo:paragraph-rsid="001e2e74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solid" style:text-underline-width="auto" style:text-underline-color="font-color" fo:font-weight="bold" officeooo:rsid="00129bc0" officeooo:paragraph-rsid="004fff5c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none" fo:font-weight="bold" officeooo:rsid="004ae537" officeooo:paragraph-rsid="001e2e74" style:font-size-asian="10.5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0pt" fo:font-style="normal" style:text-underline-style="solid" style:text-underline-width="auto" style:text-underline-color="font-color" fo:font-weight="bold" officeooo:rsid="0017e689" officeooo:paragraph-rsid="0018e443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solid" style:text-underline-width="auto" style:text-underline-color="font-color" fo:font-weight="bold" officeooo:rsid="0017e689" officeooo:paragraph-rsid="0018e443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d72e1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b35d9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e57e2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none" fo:font-weight="bold" officeooo:rsid="004ae537" officeooo:paragraph-rsid="004fff5c" style:font-size-asian="10.5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officeooo:rsid="00046af3" officeooo:paragraph-rsid="00394c1d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394c1d" officeooo:paragraph-rsid="004fff5c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text-properties fo:font-size="11pt" officeooo:rsid="001b180b" officeooo:paragraph-rsid="001b180b" style:font-size-asian="11pt" style:font-size-complex="11pt"/>
    </style:style>
    <style:style style:name="P53" style:family="paragraph" style:parent-style-name="Table_20_Contents">
      <style:text-properties fo:font-size="11pt" officeooo:rsid="001c0427" officeooo:paragraph-rsid="001c042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7be4d"/>
    </style:style>
    <style:style style:name="T4" style:family="text">
      <style:text-properties style:text-underline-style="solid" style:text-underline-width="auto" style:text-underline-color="font-color" officeooo:rsid="004023f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7be4d"/>
    </style:style>
    <style:style style:name="T7" style:family="text">
      <style:text-properties style:text-underline-style="none" officeooo:rsid="000d6710"/>
    </style:style>
    <style:style style:name="T8" style:family="text">
      <style:text-properties style:text-underline-style="none" officeooo:rsid="000f9052"/>
    </style:style>
    <style:style style:name="T9" style:family="text">
      <style:text-properties style:text-underline-style="none" officeooo:rsid="00112d7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8c82a" style:font-weight-asian="normal" style:font-weight-complex="normal"/>
    </style:style>
    <style:style style:name="T12" style:family="text">
      <style:text-properties style:text-underline-style="none" fo:font-weight="normal" officeooo:rsid="0018e443" style:font-weight-asian="normal" style:font-weight-complex="normal"/>
    </style:style>
    <style:style style:name="T13" style:family="text">
      <style:text-properties style:text-underline-style="none" fo:font-weight="normal" officeooo:rsid="001a6387" style:font-weight-asian="normal" style:font-weight-complex="normal"/>
    </style:style>
    <style:style style:name="T14" style:family="text">
      <style:text-properties style:text-underline-style="none" fo:font-weight="normal" officeooo:rsid="001beda9" style:font-weight-asian="normal" style:font-weight-complex="normal"/>
    </style:style>
    <style:style style:name="T15" style:family="text">
      <style:text-properties style:text-underline-style="none" fo:font-weight="normal" officeooo:rsid="001cb022" style:font-weight-asian="normal" style:font-weight-complex="normal"/>
    </style:style>
    <style:style style:name="T16" style:family="text">
      <style:text-properties style:text-underline-style="none" fo:font-weight="normal" officeooo:rsid="002694ce" style:font-weight-asian="normal" style:font-weight-complex="normal"/>
    </style:style>
    <style:style style:name="T17" style:family="text">
      <style:text-properties style:text-underline-style="none" fo:font-weight="normal" officeooo:rsid="0026cc10" style:font-weight-asian="normal" style:font-weight-complex="normal"/>
    </style:style>
    <style:style style:name="T18" style:family="text">
      <style:text-properties style:text-underline-style="none" fo:font-weight="normal" officeooo:rsid="003951ff" style:font-weight-asian="normal" style:font-weight-complex="normal"/>
    </style:style>
    <style:style style:name="T19" style:family="text">
      <style:text-properties style:text-underline-style="none" fo:font-weight="normal" officeooo:rsid="003bac7d" style:font-weight-asian="normal" style:font-weight-complex="normal"/>
    </style:style>
    <style:style style:name="T20" style:family="text">
      <style:text-properties style:text-underline-style="none" fo:font-weight="normal" officeooo:rsid="003d9091" style:font-weight-asian="normal" style:font-weight-complex="normal"/>
    </style:style>
    <style:style style:name="T21" style:family="text">
      <style:text-properties style:text-underline-style="none" fo:font-weight="normal" officeooo:rsid="003dfec3" style:font-weight-asian="normal" style:font-weight-complex="normal"/>
    </style:style>
    <style:style style:name="T22" style:family="text">
      <style:text-properties style:text-underline-style="none" fo:font-weight="normal" officeooo:rsid="004023ff" style:font-weight-asian="normal" style:font-weight-complex="normal"/>
    </style:style>
    <style:style style:name="T23" style:family="text">
      <style:text-properties style:text-underline-style="none" officeooo:rsid="001e2e74"/>
    </style:style>
    <style:style style:name="T24" style:family="text">
      <style:text-properties officeooo:rsid="0006a1cb"/>
    </style:style>
    <style:style style:name="T25" style:family="text">
      <style:text-properties officeooo:rsid="000a0285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fo:font-weight="normal" officeooo:rsid="005878cc" style:font-size-asian="10.5pt" style:font-style-asian="normal" style:font-weight-asian="normal" style:font-style-complex="normal" style:font-weight-complex="normal"/>
    </style:style>
    <style:style style:name="T29" style:family="text">
      <style:text-properties officeooo:rsid="001361e6"/>
    </style:style>
    <style:style style:name="T30" style:family="text">
      <style:text-properties officeooo:rsid="001362c8"/>
    </style:style>
    <style:style style:name="T31" style:family="text">
      <style:text-properties officeooo:rsid="001425a1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8c82a" style:font-weight-asian="normal" style:font-weight-complex="normal"/>
    </style:style>
    <style:style style:name="T34" style:family="text">
      <style:text-properties fo:font-weight="normal" officeooo:rsid="004cc4b8" style:font-weight-asian="normal" style:font-weight-complex="normal"/>
    </style:style>
    <style:style style:name="T35" style:family="text">
      <style:text-properties fo:font-weight="normal" officeooo:rsid="0051646e" style:font-weight-asian="normal" style:font-weight-complex="normal"/>
    </style:style>
    <style:style style:name="T36" style:family="text">
      <style:text-properties fo:font-weight="normal" officeooo:rsid="0051cfbf" style:font-weight-asian="normal" style:font-weight-complex="normal"/>
    </style:style>
    <style:style style:name="T37" style:family="text">
      <style:text-properties fo:font-weight="normal" officeooo:rsid="0052094d" style:font-weight-asian="normal" style:font-weight-complex="normal"/>
    </style:style>
    <style:style style:name="T38" style:family="text">
      <style:text-properties fo:font-weight="normal" officeooo:rsid="005370db" style:font-weight-asian="normal" style:font-weight-complex="normal"/>
    </style:style>
    <style:style style:name="T39" style:family="text">
      <style:text-properties fo:font-weight="normal" officeooo:rsid="00539805" style:font-weight-asian="normal" style:font-weight-complex="normal"/>
    </style:style>
    <style:style style:name="T40" style:family="text">
      <style:text-properties fo:font-weight="normal" officeooo:rsid="00550164" style:font-weight-asian="normal" style:font-weight-complex="normal"/>
    </style:style>
    <style:style style:name="T41" style:family="text">
      <style:text-properties fo:font-weight="normal" officeooo:rsid="0056f26e" style:font-weight-asian="normal" style:font-weight-complex="normal"/>
    </style:style>
    <style:style style:name="T42" style:family="text">
      <style:text-properties officeooo:rsid="0018c82a"/>
    </style:style>
    <style:style style:name="T43" style:family="text">
      <style:text-properties officeooo:rsid="001beda9"/>
    </style:style>
    <style:style style:name="T44" style:family="text">
      <style:text-properties officeooo:rsid="001c0427"/>
    </style:style>
    <style:style style:name="T45" style:family="text">
      <style:text-properties officeooo:rsid="0023a8bc"/>
    </style:style>
    <style:style style:name="T46" style:family="text">
      <style:text-properties officeooo:rsid="002c375c"/>
    </style:style>
    <style:style style:name="T47" style:family="text">
      <style:text-properties officeooo:rsid="002e2a33"/>
    </style:style>
    <style:style style:name="T48" style:family="text">
      <style:text-properties officeooo:rsid="00318628"/>
    </style:style>
    <style:style style:name="T49" style:family="text">
      <style:text-properties officeooo:rsid="004023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is, le 7 Juin 2016</text:p>
      <text:p text:style-name="P1">HERAIZ-BEKKIS Daphné</text:p>
      <text:p text:style-name="P1"/>
      <text:p text:style-name="P2">Manuel 1 de stage :</text:p>
      <text:p text:style-name="P1"><text:span text:style-name="T2">Sujet de stage :</text:span> Identités Nommées</text:p>
      <text:p text:style-name="P1"><text:span text:style-name="T2">Objet du manuel :</text:span> Cahier des Charges</text:p>
      <text:p text:style-name="P11"><text:span text:style-name="T2">Langue </text:span>: Français</text:p>
      <text:p text:style-name="P12"><text:span text:style-name="T4">Type application : </text:span>Logiciel <text:span text:style-name="T25">Bureautique Téléchargeable =&gt; + IHM (avec exécutable)</text:span></text:p>
      <text:p text:style-name="P1"/>
      <text:p text:style-name="P29"><text:span text:style-name="T2">Langage de programmation choisi :</text:span> python <text:span text:style-name="T49">(.py)</text:span></text:p>
      <text:p text:style-name="P29"><text:tab/>→ choix personnel</text:p>
      <text:p text:style-name="P29"><text:tab/>→ multiples librairies existantes pour l'apprentissage machine, le traitement d'images, <text:span text:style-name="T47">le <text:tab/><text:tab/>web ...</text:span></text:p>
      <text:p text:style-name="P29"><text:tab/>→<text:span text:style-name="T46"> langage adaptable aux différents systèmes d'exploitation</text:span></text:p>
      <text:p text:style-name="P29"><text:tab/>→<text:span text:style-name="T46"> de plus en plus utilisé dans l'industrie infomatique et de l'IA</text:span></text:p>
      <text:p text:style-name="P29"><text:tab/>→<text:span text:style-name="T46"> documentation facilement générable à partir de commentaires</text:span></text:p>
      <text:p text:style-name="P29"><text:tab/>→<text:span text:style-name="T48"> arborescence de fichier dans le programme personalisable</text:span></text:p>
      <text:p text:style-name="P29"/>
      <text:p text:style-name="P3">Input :</text:p>
      <text:p text:style-name="P10">Fichier PDF représentant pour chacun une ou plusieurs facture<text:span text:style-name="T24">s</text:span></text:p>
      <text:p text:style-name="P10"/>
      <text:p text:style-name="P3">Output :</text:p>
      <text:p text:style-name="P3"><text:span text:style-name="T5">Fichier Excel (= Classeur)</text:span></text:p>
      <text:p text:style-name="P8"><text:span text:style-name="T5">un fichier par facture ?</text:span></text:p>
      <text:p text:style-name="P15"><text:span text:style-name="T11"/></text:p>
      <text:p text:style-name="P41"><text:span text:style-name="T11"/></text:p>
      <text:p text:style-name="P51"><text:span text:style-name="T42">I</text:span>HM :</text:p>
      <text:p text:style-name="P46"><text:span text:style-name="T21">Ouverture (Ctrl+O) ou </text:span><text:span text:style-name="T10">DragAndDrop du fichier facture dans le logiciel</text:span></text:p>
      <text:p text:style-name="P47"><text:span text:style-name="T10">Ouverture </text:span><text:span text:style-name="T19">automatique (ou </text:span><text:span text:style-name="T20">avec autorisation</text:span><text:span text:style-name="T19">) </text:span><text:span text:style-name="T10">du retour dans </text:span><text:span text:style-name="T21">E</text:span><text:span text:style-name="T10">xcel</text:span></text:p>
      <text:p text:style-name="P48"><text:span text:style-name="T10">Paramètres modifiable</text:span><text:span text:style-name="T22">s pour l'</text:span><text:span text:style-name="T10"> utilisateur</text:span></text:p>
      <text:p text:style-name="P49"><text:span text:style-name="T32">Ouverture possible depuis n'importe quel dossier</text:span></text:p>
      <text:p text:style-name="P49"><text:span text:style-name="T32">Sauvegarde possible dans n'importe quel dossier</text:span></text:p>
      <text:p text:style-name="P49"><text:span text:style-name="T10"/></text:p>
      <text:p text:style-name="P8"><text:span text:style-name="T5"/></text:p>
      <text:p text:style-name="P13"><text:span text:style-name="T3"/></text:p>
      <text:p text:style-name="P14">Données à récupérer :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4"><text:span text:style-name="T10">Info sur l'expéditeur de la facture</text:span></text:p>
          </table:table-cell>
          <table:table-cell table:style-name="Tableau1.B1" office:value-type="string">
            <text:p text:style-name="P44"><text:span text:style-name="T10">Nom, type (SARL…)</text:span><text:span text:style-name="T17">+</text:span><text:span text:style-name="T10">capital de l'entreprise, RCS </text:span><text:span text:style-name="T16">(ville et numero)</text:span><text:span text:style-name="T10">, Adresse </text:span><text:span text:style-name="T13">envoyeur, </text:span><text:span text:style-name="T14">adresse siege ?</text:span><text:span text:style-name="T10">,</text:span><text:span text:style-name="T15">Tel+Fax,</text:span><text:span text:style-name="T10"> Num TVA </text:span><text:span text:style-name="T11">(FR)</text:span></text:p>
          </table:table-cell>
        </table:table-row>
        <table:table-row>
          <table:table-cell table:style-name="Tableau1.A2" office:value-type="string">
            <text:p text:style-name="P44"><text:span text:style-name="T10">Info sur </text:span><text:span text:style-name="T12">le destinataire</text:span><text:span text:style-name="T10"> de la facture</text:span></text:p>
          </table:table-cell>
          <table:table-cell table:style-name="Tableau1.B2" office:value-type="string">
            <text:p text:style-name="P44"><text:span text:style-name="T10">Nom, type (SARL…),</text:span><text:span text:style-name="T13">à l'attention de</text:span><text:span text:style-name="T10">?, Adresse </text:span><text:span text:style-name="T13">receveur</text:span><text:span text:style-name="T10">,</text:span><text:span text:style-name="T15">Tel+Fax,</text:span><text:span text:style-name="T10"> Num TVA </text:span><text:span text:style-name="T11">(FR)</text:span></text:p>
          </table:table-cell>
        </table:table-row>
        <table:table-row>
          <table:table-cell table:style-name="Tableau1.A2" office:value-type="string">
            <text:p text:style-name="P52">Facture</text:p>
          </table:table-cell>
          <table:table-cell table:style-name="Tableau1.B2" office:value-type="string">
            <text:p text:style-name="P52">T<text:span text:style-name="T43">itre ?,</text:span>Numero, date</text:p>
          </table:table-cell>
        </table:table-row>
        <table:table-row>
          <table:table-cell table:style-name="Tableau1.A2" office:value-type="string">
            <text:p text:style-name="P53">Infos factures simplifiées</text:p>
          </table:table-cell>
          <table:table-cell table:style-name="Tableau1.B2" office:value-type="string">
            <text:p text:style-name="P53">Bloc de texte prestations, montant total HT, taux TVA, mont total TVA, montant total autres taxes, montant total TTC</text:p>
          </table:table-cell>
        </table:table-row>
        <table:table-row>
          <table:table-cell table:style-name="Tableau1.A2" office:value-type="string">
            <text:p text:style-name="P52">Infos f<text:span text:style-name="T44">actures (groupement de toutes les prestations)</text:span></text:p>
          </table:table-cell>
          <table:table-cell table:style-name="Tableau1.B2" office:value-type="string">
            <text:p text:style-name="P52">montant HT, taux TVA, montant TVA, autres taxes, montant TTC<text:span text:style-name="T43">(total), moyen de paiement ?</text:span></text:p>
          </table:table-cell>
        </table:table-row>
        <table:table-row>
          <table:table-cell table:style-name="Tableau1.A2" office:value-type="string">
            <text:p text:style-name="P52">Infos <text:span text:style-name="T44">pour une prestation</text:span></text:p>
          </table:table-cell>
          <table:table-cell table:style-name="Tableau1.B2" office:value-type="string">
            <text:p text:style-name="P52">Nature prestation,montant HT, taux TVA, montant TVA, autres taxes, montant TTC<text:span text:style-name="T43">(total prestation)</text:span></text:p>
          </table:table-cell>
        </table:table-row>
      </table:table>
      <text:p text:style-name="P14"/>
      <text:p text:style-name="P43"><text:span text:style-name="T11"/></text:p>
      <text:p text:style-name="P4"><text:soft-page-break/><text:span text:style-name="T5"/></text:p>
      <text:p text:style-name="P5">Deroulement :</text:p>
      <text:p text:style-name="P7">Phase <text:span text:style-name="T31">Classement Manuel</text:span></text:p>
      <text:p text:style-name="P39">Entr<text:span text:style-name="T45">er</text:span> fichier de facture par fichier des données attendues que l'algorithme doit retrouver</text:p>
      <text:p text:style-name="P35"><text:span text:style-name="T5"/></text:p>
      <text:p text:style-name="P7">Phase Utilisateur</text:p>
      <text:p text:style-name="P30">A voir :</text:p>
      <text:p text:style-name="P30"><text:span text:style-name="T5">PDF → PNG ?</text:span></text:p>
      <text:p text:style-name="P31"><text:span text:style-name="T5">OCR</text:span></text:p>
      <text:p text:style-name="P30"><text:span text:style-name="T5">Retour d'une OCR ?</text:span></text:p>
      <text:p text:style-name="P31"><text:span text:style-name="T5">Séparation des factures ?</text:span></text:p>
      <text:p text:style-name="P31"/>
      <text:p text:style-name="P31"><text:span text:style-name="T5">Lecture et classement des données </text:span><text:span text:style-name="T9">(*)</text:span></text:p>
      <text:p text:style-name="P32"><text:span text:style-name="T5"/></text:p>
      <text:p text:style-name="P33"><text:span text:style-name="T7">Ecriture </text:span><text:span text:style-name="T5">Sortie → Fichier CSV </text:span><text:span text:style-name="T6">( </text:span><text:span text:style-name="T23">fichier texte avec </text:span><text:span text:style-name="T6">séparation ,)</text:span></text:p>
      <text:p text:style-name="P33"><text:span text:style-name="T5">CSV lisible partout et réadaptable par excel pour une lecture classeur</text:span></text:p>
      <text:p text:style-name="P33"><text:span text:style-name="T5">Conversion nécessaire en Excel ? </text:span></text:p>
      <text:p text:style-name="P34"><text:span text:style-name="T5"/></text:p>
      <text:p text:style-name="P34"><text:span text:style-name="T26">Ajout :</text:span><text:span text:style-name="T27"> P</text:span><text:span text:style-name="T5">ossibilité pour l'utilisateur de préciser la présence d'une erreur ce qui permettra au systè</text:span><text:span text:style-name="T8">me d'ajouter un entraînement supplémentaire</text:span></text:p>
      <text:p text:style-name="P33"><text:span text:style-name="T5"/></text:p>
      <text:p text:style-name="P36">Cote <text:span text:style-name="T30">prog</text:span>:</text:p>
      <text:p text:style-name="P37"><text:span text:style-name="T5">Installation d'OpenCV pour une OCR python ?</text:span></text:p>
      <text:p text:style-name="P37"><text:span text:style-name="T3"/></text:p>
      <text:p text:style-name="P7">Phase Apprentissage</text:p>
      <text:p text:style-name="P30">A voir :</text:p>
      <text:p text:style-name="P38">(*)</text:p>
      <text:p text:style-name="P38">Apprentissage et entraînement sur chaque données apprises et vérification avec les données classées correspondantes entrées manuellement</text:p>
      <text:p text:style-name="P33"><text:span text:style-name="T5"/></text:p>
      <text:p text:style-name="P36">Cote p<text:span text:style-name="T29">rog</text:span> :</text:p>
      <text:p text:style-name="P37"><text:span text:style-name="T5">Scikit-learn pour le machine learning ?</text:span></text:p>
      <text:p text:style-name="P40"><text:span text:style-name="T11">Threads ?</text:span></text:p>
      <text:p text:style-name="P42"><text:span text:style-name="T32"/></text:p>
      <text:p text:style-name="P50"><text:span text:style-name="T18"/></text:p>
      <text:p text:style-name="P6">Etape stage</text:p>
      <text:list xml:id="list3425142904881063474" text:style-name="L1">
        <text:list-item>
          <text:p text:style-name="P21"><text:span text:style-name="T33">T</text:span><text:span text:style-name="T32">out au long étude des divers algorithmes existants </text:span><text:span text:style-name="T35">(coursera)</text:span></text:p>
        </text:list-item>
        <text:list-item>
          <text:p text:style-name="P16"><text:span text:style-name="T33">C</text:span><text:span text:style-name="T32">réation fichier Excel en python </text:span><text:span text:style-name="T36">+ lecture pour classification future (Excel ↔ CSV)</text:span></text:p>
        </text:list-item>
        <text:list-item>
          <text:p text:style-name="P17"><text:span text:style-name="T32">Lecture et retour OCR à partir de PDF (si nécessaire PDF </text:span><text:span text:style-name="T37">↔</text:span><text:span text:style-name="T32"> PNG)</text:span></text:p>
        </text:list-item>
        <text:list-item>
          <text:p text:style-name="P18"><text:span text:style-name="T32">Classement manuel des factures dans la base</text:span></text:p>
        </text:list-item>
        <text:list-item>
          <text:p text:style-name="P19"><text:span text:style-name="T32">Détermination d'une structure de facture</text:span></text:p>
        </text:list-item>
        <text:list-item>
          <text:p text:style-name="P22"><text:span text:style-name="T32">Création IHM </text:span><text:span text:style-name="T34">(+initiation au drag&amp;drop)</text:span></text:p>
        </text:list-item>
        <text:list-item>
          <text:p text:style-name="P20"><text:span text:style-name="T32">Codage de l'algorithme (tests et comparaisons de multiples algo – à expliciter)</text:span></text:p>
        </text:list-item>
        <text:list-item>
          <text:p text:style-name="P23"><text:span text:style-name="T32">Apprentissage avec la basse de données (validation croisée ?)</text:span></text:p>
        </text:list-item>
        <text:list-item>
          <text:p text:style-name="P24"><text:span text:style-name="T32">Binding du tout</text:span></text:p>
        </text:list-item>
        <text:list-item>
          <text:p text:style-name="P27"><text:span text:style-name="T32">Ecriture de la documentation</text:span></text:p>
        </text:list-item>
        <text:list-item>
          <text:p text:style-name="P25"><text:span text:style-name="T32">Création de l'exécutable </text:span><text:span text:style-name="T38">+ installation automatique de toutes les librairies nécessaires </text:span><text:span text:style-name="T39">au bon fonctionnement de l'appli</text:span></text:p>
        </text:list-item>
        <text:list-item>
          <text:p text:style-name="P27"><text:span text:style-name="T32">Gestion de toutes les erreurs possibles</text:span></text:p>
        </text:list-item>
        <text:list-item>
          <text:p text:style-name="P27"><text:span text:style-name="T32">Test</text:span><text:span text:style-name="T41">s</text:span><text:span text:style-name="T32"> de validation de toutes les options </text:span><text:span text:style-name="T40">et paramètres possibles</text:span></text:p>
        </text:list-item>
        <text:list-item>
          <text:p text:style-name="P28"><text:span text:style-name="T40">T</text:span><text:span text:style-name="T32">ests par un tiers</text:span></text:p>
        </text:list-item>
      </text:list>
      <text:p text:style-name="P26"><text:span text:style-name="T32"/></text:p>
      <text:p text:style-name="P26"><text:soft-page-break/><text:span text:style-name="T32"/></text:p>
      <text:p text:style-name="P9">Plus ?</text:p>
      <text:p text:style-name="P45"><text:span text:style-name="T10">Utilisateur-</text:span><text:span text:style-name="T11">E</text:span><text:span text:style-name="T10">xpéditeur connu par le logiciel pour comparaison avec l'expéditeur et le destinataire de la facture pour déterminer s'il s'agit </text:span><text:span text:style-name="T18">d'un achat ou d'une v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04:00.063000000</meta:creation-date>
    <meta:generator>LibreOffice/5.0.6.3$Windows_x86 LibreOffice_project/490fc03b25318460cfc54456516ea2519c11d1aa</meta:generator>
    <dc:date>2016-06-07T13:11:33.162000000</dc:date>
    <meta:editing-duration>PT2H34M22S</meta:editing-duration>
    <meta:editing-cycles>85</meta:editing-cycles>
    <meta:document-statistic meta:table-count="1" meta:image-count="0" meta:object-count="0" meta:page-count="3" meta:paragraph-count="78" meta:word-count="552" meta:character-count="3570" meta:non-whitespace-character-count="3100"/>
  </office:meta>
</office:document-meta>
</file>